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e787a" officeooo:paragraph-rsid="000e787a" style:font-weight-asian="bold" style:font-weight-complex="bold"/>
    </style:style>
    <style:style style:name="P2" style:family="paragraph" style:parent-style-name="Standard">
      <style:paragraph-properties fo:text-align="start" style:justify-single-word="false"/>
      <style:text-properties fo:font-weight="normal" officeooo:rsid="000e787a" officeooo:paragraph-rsid="000e787a" style:font-weight-asian="normal" style:font-weight-complex="normal"/>
    </style:style>
    <style:style style:name="P3" style:family="paragraph" style:parent-style-name="Standard">
      <style:paragraph-properties fo:text-align="start" style:justify-single-word="false"/>
      <style:text-properties fo:font-weight="normal" officeooo:rsid="000f2aee" officeooo:paragraph-rsid="000f2aee" style:font-weight-asian="normal" style:font-weight-complex="normal"/>
    </style:style>
    <style:style style:name="P4" style:family="paragraph" style:parent-style-name="Standard">
      <style:paragraph-properties fo:text-align="start" style:justify-single-word="false"/>
      <style:text-properties fo:font-weight="normal" officeooo:rsid="000fbd6a" officeooo:paragraph-rsid="000fbd6a" style:font-weight-asian="normal" style:font-weight-complex="normal"/>
    </style:style>
    <style:style style:name="P5" style:family="paragraph" style:parent-style-name="Standard" style:list-style-name="L1">
      <style:paragraph-properties fo:text-align="start" style:justify-single-word="false"/>
      <style:text-properties fo:font-weight="normal" officeooo:rsid="000f2aee" officeooo:paragraph-rsid="000f2aee" style:font-weight-asian="normal" style:font-weight-complex="normal"/>
    </style:style>
    <style:style style:name="P6" style:family="paragraph" style:parent-style-name="Standard">
      <style:paragraph-properties fo:text-align="start" style:justify-single-word="false"/>
      <style:text-properties fo:font-weight="normal" officeooo:rsid="0011ee4d" officeooo:paragraph-rsid="0011ee4d" style:font-weight-asian="normal" style:font-weight-complex="normal"/>
    </style:style>
    <style:style style:name="P7" style:family="paragraph" style:parent-style-name="Standard">
      <style:paragraph-properties fo:text-align="start" style:justify-single-word="false"/>
      <style:text-properties fo:font-weight="normal" officeooo:rsid="0012a88d" officeooo:paragraph-rsid="0012a88d" style:font-weight-asian="normal" style:font-weight-complex="normal"/>
    </style:style>
    <style:style style:name="P8" style:family="paragraph" style:parent-style-name="Standard">
      <style:paragraph-properties fo:text-align="start" style:justify-single-word="false"/>
      <style:text-properties fo:font-weight="normal" officeooo:rsid="001331ea" officeooo:paragraph-rsid="001331ea" style:font-weight-asian="normal" style:font-weight-complex="normal"/>
    </style:style>
    <style:style style:name="T1" style:family="text">
      <style:text-properties officeooo:rsid="000f2aee"/>
    </style:style>
    <style:style style:name="T2" style:family="text">
      <style:text-properties officeooo:rsid="0010b5ed"/>
    </style:style>
    <style:style style:name="T3" style:family="text">
      <style:text-properties officeooo:rsid="0012a88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tar Pedal</text:p>
      <text:p text:style-name="P2">Input: 6.3mm guitar jack, <text:span text:style-name="T2">3.5mm aux in (capacitively coupled together)</text:span></text:p>
      <text:p text:style-name="P2">Output: 6.3mm guitar jack, plus 3.5mm headphone jack (common connections) for playing without amp.</text:p>
      <text:p text:style-name="P2"/>
      <text:p text:style-name="P2">Some sort of Cortex-M4F etc with an ADC and a DAC. 12 bits MINIMUM.</text:p>
      <text:p text:style-name="P2"/>
      <text:p text:style-name="P2">Suck data out of ADC with DMA or interrupt into a buffer.</text:p>
      <text:p text:style-name="P2"/>
      <text:p text:style-name="P2">When this buffer is full, flip output buffer and start a new effects process into the output back buffer.</text:p>
      <text:p text:style-name="P2"/>
      <text:p text:style-name="P2">This means 3 buffers: input, output backbuffer, and output DAC buffer.</text:p>
      <text:p text:style-name="P2"/>
      <text:p text:style-name="P2">We will also need at least this buffer size to compute an FFT.</text:p>
      <text:p text:style-name="P2"/>
      <text:p text:style-name="P2">This means, for 24kiB of ram, we have &lt; 6kiB of sample space.</text:p>
      <text:p text:style-name="P2"/>
      <text:p text:style-name="P2">We want at least 20kSa/s to get good guitar sound (highest note on a guitar is ~1.3kHz, but at this point most amps will be playing a sine wave. Realistically we don't need more than 6kHz bandwidth.)</text:p>
      <text:p text:style-name="P2"/>
      <text:p text:style-name="P2">We want to keep effects delay to a minimum – ideally &lt; 10ms. If we pick 25.6 kSa/s, we get 256 samples per buffer, which is a nice length for an FFT. This is 1kiB of RAM, for 32-bit floats. We can keep up to 1/5th second of history in a ring buffer, for delay effects.</text:p>
      <text:p text:style-name="P2"/>
      <text:p text:style-name="P2">Let's put a screen on it to show the current effect name etc.</text:p>
      <text:p text:style-name="P2"/>
      <text:p text:style-name="P2">A pair of big stomp switches on top (arcade machine), one at each end, programmable. <text:span text:style-name="T1">A pair of pots, for input to the effect program. Some pin headers to</text:span> <text:span text:style-name="T1">connect external pots/pedals, switches. </text:span>And maybe some smaller switches for the interface.</text:p>
      <text:p text:style-name="P2"/>
      <text:p text:style-name="P3">Effects consist of:</text:p>
      <text:p text:style-name="P3"/>
      <text:p text:style-name="P3">A function which takes pointers to the input buffer, the output front buffer (for delay effects) and the output back buffer for output and scratch space.</text:p>
      <text:p text:style-name="P3"/>
      <text:p text:style-name="P3">In general, an effect will:</text:p>
      <text:p text:style-name="P3"/>
      <text:list xml:id="list7405555140497014545" text:style-name="L1">
        <text:list-item>
          <text:p text:style-name="P5">Fill the output back buffer with some function of each input sample (e.g. gain, soft distortion)</text:p>
        </text:list-item>
        <text:list-item>
          <text:p text:style-name="P5">Fill its FFT buffer with the FFT of this result</text:p>
        </text:list-item>
        <text:list-item>
          <text:p text:style-name="P5">Multiply the FFT with some frequency profile (tone controls, and e.g. moving passband for wah pedal)</text:p>
        </text:list-item>
        <text:list-item>
          <text:p text:style-name="P5">Put the IFFT into the back buffer.</text:p>
        </text:list-item>
        <text:list-item>
          <text:p text:style-name="P5">At 72MHz and 25.6kSa/s, we have almost 3000 cycles per sample.1</text:p>
        </text:list-item>
      </text:list>
      <text:p text:style-name="P3"/>
      <text:p text:style-name="P4">Runs off of a li po battery, regulated to 3v3 with an LDO. Charge with micro USB, with a lithium charger IC.</text:p>
      <text:p text:style-name="P2"/>
      <text:p text:style-name="P6">Software structure:</text:p>
      <text:p text:style-name="P6"><text:soft-page-break/>Effects can be stacked.</text:p>
      <text:p text:style-name="P6">All audio processing takes place in one large ring buffer.</text:p>
      <text:p text:style-name="P6">We know that the output from one effect is the input to another. So…</text:p>
      <text:p text:style-name="P6">Each effect <text:span text:style-name="T3">has a function pointer, and is allocated a</text:span> certain number of <text:span text:style-name="T3">consecutive </text:span>blocks (e.g. 256 samples each) <text:span text:style-name="T3">in the ring buffer.</text:span> Blocks are arranged sequentially in the ring buffer. An effect like delay/reverb will have more blocks than one like distortion. ( Can we make distortion have 0 blocks instead of 1, by using the next effect's buffer? Try later.)</text:p>
      <text:p text:style-name="P6">The blocks form the effect's input history. Each new frame, the base pointer for all blocks is advanced by one. The top block for each effect is now garbage, and the last block is dropped off the end (to become that garbage), but this is fine because the job of each effect is to generate a new top block for the next effect.</text:p>
      <text:p text:style-name="P6">The special cases are the first effect in the stack, whose block0 is generated from the input DAC, and the final effect, which writes into the output back buffer instead of the next effect's block0.</text:p>
      <text:p text:style-name="P6"/>
      <text:p text:style-name="P7">We use the block + ring buffer because it is very easy and efficient to allocate each effect's buffer at runtime.</text:p>
      <text:p text:style-name="P7"/>
      <text:p text:style-name="P8">May be better to index the ring buffer with 0 being most recent, and positive values going into the pa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8T01:49:53.840899961</meta:creation-date>
    <dc:date>2015-11-20T03:40:42.509063329</dc:date>
    <meta:editing-duration>PT3H3M26S</meta:editing-duration>
    <meta:editing-cycles>6</meta:editing-cycles>
    <meta:generator>LibreOffice/4.4.6.3$Linux_X86_64 LibreOffice_project/40m0$Build-3</meta:generator>
    <meta:document-statistic meta:table-count="0" meta:image-count="0" meta:object-count="0" meta:page-count="2" meta:paragraph-count="31" meta:word-count="606" meta:character-count="3299" meta:non-whitespace-character-count="2728"/>
  </office:meta>
</office:document-meta>
</file>